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9728" calcext:value-type="float">
            <text:p>76.3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3088" calcext:value-type="float">
            <text:p>76.5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1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4424" calcext:value-type="float">
            <text:p>76.5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0376" calcext:value-type="float">
            <text:p>76.1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2968" calcext:value-type="float">
            <text:p>75.5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38128" calcext:value-type="float">
            <text:p>74.93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200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776" calcext:value-type="float">
            <text:p>73.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9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8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2872" calcext:value-type="float">
            <text:p>66.4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9056" calcext:value-type="float">
            <text:p>65.59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7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196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